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Code explanation - Karol Szel</text:span><text:span text:style-name="T2">ążek</text:span></text:p>
      <text:p text:style-name="P2"><text:span text:style-name="T3">1. Introduction:</text:span></text:p>
      <text:p text:style-name="P2"><text:span text:style-name="T4">I chose this part of code, because I do believe it shows how much my thinking has changed during last three months. Using strategies wasn't my prefered way, but in time I started seeing power behind their uses and how much they can be customized for developer/programmer needs.</text:span></text:p>
      <text:p text:style-name="P2"><text:span text:style-name="T4">Folder "Mines" contains location mines, which I made as an part of whole simulation program.<text:s/></text:span><text:span text:style-name="T5">Mines.cs</text:span><text:span text:style-name="T6"><text:s/>is using rest of files on karol_szelazek branch.</text:span></text:p>
      <text:p text:style-name="P2"><text:span text:style-name="T7">2. Algorithms:</text:span></text:p>
      <text:p text:style-name="P2"><text:span text:style-name="T8">Dwarf</text:span><text:span text:style-name="T9"><text:s/>is an object, which is being modified throughout the mines. Only variables displayed below are used in Mines.cs.</text:span></text:p>
      <text:p text:style-name="P3"><draw:frame text:anchor-type="as-char" svg:width="114.56mm" svg:height="39.69mm" style:rel-width="scale" style:rel-height="scale"><draw:object-ole xlink:href="OleObj1"/><draw:image xlink:href="ObjectReplacements/OleObj1"/></draw:frame><text:span text:style-name="T10"/></text:p>
      <text:p text:style-name="P4"><text:span text:style-name="T11">Shaft</text:span><text:span text:style-name="T12"><text:s/>is an temporary object, in which<text:s/></text:span><text:span text:style-name="T13">Dwarfs</text:span><text:span text:style-name="T14"><text:s/>are diging for resources.</text:span></text:p>
      <text:p text:style-name="P5"><draw:frame text:anchor-type="as-char" svg:width="98.95mm" svg:height="60.85mm" style:rel-width="scale" style:rel-height="scale"><draw:object-ole xlink:href="OleObj2"/><draw:image xlink:href="ObjectReplacements/OleObj2"/></draw:frame><text:span text:style-name="T15"/></text:p>
      <text:p text:style-name="P6"><text:span text:style-name="T16">Mines.cs gets: List of<text:s/></text:span><text:span text:style-name="T17">Dwarfs</text:span><text:span text:style-name="T18">,<text:s/></text:span><text:span text:style-name="T19">Shafts</text:span><text:span text:style-name="T20"><text:s/>and<text:s/></text:span><text:span text:style-name="T21">Raport</text:span><text:span text:style-name="T22">.<text:s/></text:span><text:span text:style-name="T23">Raport</text:span><text:span text:style-name="T24"><text:s/>was used as an event register. I assigned variables locally in order to avoid passing by reference.</text:span></text:p>
      <text:p text:style-name="P7"><draw:frame text:anchor-type="as-char" svg:width="146.58mm" svg:height="44.19mm" style:rel-width="scale" style:rel-height="scale"><draw:object-ole xlink:href="OleObj3"/><draw:image xlink:href="ObjectReplacements/OleObj3"/></draw:frame><text:span text:style-name="T25"/></text:p>
      <text:p text:style-name="P8"><text:span text:style-name="T26">One cycle fills<text:s/></text:span><text:span text:style-name="T27">Shafts</text:span><text:span text:style-name="T28"><text:s/>with<text:s/></text:span><text:span text:style-name="T29">Dwarfs</text:span><text:span text:style-name="T30">, executes diging strategy and empties<text:s/></text:span><text:span text:style-name="T31">Shafts</text:span><text:span text:style-name="T32"><text:s/>to new list.</text:span></text:p>
      <text:p text:style-name="P9"><draw:frame text:anchor-type="as-char" svg:width="108.74mm" svg:height="24.08mm" style:rel-width="scale" style:rel-height="scale"><draw:object-ole xlink:href="OleObj4"/><draw:image xlink:href="ObjectReplacements/OleObj4"/></draw:frame><text:span text:style-name="T33"/></text:p>
      <text:p text:style-name="P10"><text:span text:style-name="T34">When new<text:s/></text:span><text:span text:style-name="T35">Dwarf</text:span><text:span text:style-name="T36"><text:s/>is added to<text:s/></text:span><text:span text:style-name="T37">Shaft</text:span><text:span text:style-name="T38">, he can be of type:<text:s/></text:span><text:span text:style-name="T39">Suicider</text:span><text:span text:style-name="T40"><text:s/>which alters default diging strategy.</text:span></text:p>
      <text:p text:style-name="P11"><draw:frame text:anchor-type="as-char" svg:width="107.16mm" svg:height="28.31mm" style:rel-width="scale" style:rel-height="scale"><draw:object-ole xlink:href="OleObj5"/><draw:image xlink:href="ObjectReplacements/OleObj5"/></draw:frame><text:span text:style-name="T41"/></text:p>
      <text:p text:style-name="P12"><text:span text:style-name="T42">3. Strategies:</text:span></text:p>
      <text:p text:style-name="P13"><draw:frame text:anchor-type="as-char" svg:width="80.96mm" svg:height="18.52mm" style:rel-width="scale" style:rel-height="scale"><draw:object-ole xlink:href="OleObj6"/><draw:image xlink:href="ObjectReplacements/OleObj6"/></draw:frame><text:span text:style-name="T43"/></text:p>
      <text:p text:style-name="P14"><text:span text:style-name="T44">IWork</text:span><text:span text:style-name="T45"><text:s/>strategy is used by<text:s/></text:span><text:span text:style-name="T46">Shafts</text:span><text:span text:style-name="T47"><text:s/>in order to determine what should happend during work. Scenarios:</text:span></text:p>
      <text:p text:style-name="P14"><text:span text:style-name="T47"><text:tab/>1.<text:s/></text:span><text:span text:style-name="T48">Default</text:span><text:span text:style-name="T49"><text:s/>-<text:s/></text:span><text:span text:style-name="T50">Dwarfs</text:span><text:span text:style-name="T51"><text:s/>are digging for ore.<text:tab/><text:tab/><text:tab/><text:tab/><text:tab/><text:tab/><text:tab/>2.<text:s/></text:span><text:span text:style-name="T52">Suicider</text:span><text:span text:style-name="T53"><text:s/>-<text:s/></text:span><text:span text:style-name="T54">Shaft</text:span><text:span text:style-name="T55"><text:s/>collapses and<text:s/></text:span><text:span text:style-name="T56">Dwarfs</text:span><text:span text:style-name="T57"><text:s/>die.</text:span></text:p>
      <text:p text:style-name="P14"><text:span text:style-name="T57">During default strategy every dwarf can mine mine ore according to<text:s/></text:span><text:span text:style-name="T58">IDig</text:span><text:span text:style-name="T59"><text:s/>strategy they have.</text:span></text:p>
      <text:p text:style-name="P15"><draw:frame text:anchor-type="as-char" svg:width="126.74mm" svg:height="69.32mm" style:rel-width="scale" style:rel-height="scale"><draw:object-ole xlink:href="OleObj7"/><draw:image xlink:href="ObjectReplacements/OleObj7"/></draw:frame><text:span text:style-name="T60"/></text:p>
      <text:p text:style-name="P16"><text:span text:style-name="T61">IDig</text:span><text:span text:style-name="T62"><text:s/></text:span><text:span text:style-name="T63">strategy determines amount of work an individual<text:s/></text:span><text:span text:style-name="T64">Dwarf</text:span><text:span text:style-name="T65"><text:s/>will do in<text:s/></text:span><text:span text:style-name="T66">Shaft</text:span><text:span text:style-name="T67"><text:s/>using external<text:s/></text:span><text:span text:style-name="T68">Randomizer</text:span><text:span text:style-name="T69">.<text:tab/><text:tab/><text:tab/><text:tab/><text:tab/><text:tab/><text:tab/><text:tab/><text:tab/><text:s text:c="5"/></text:span><text:span text:style-name="T70"><text:s text:c="6"/></text:span><text:span text:style-name="T71">Scenarios:</text:span></text:p>
      <text:p text:style-name="P16"><text:span text:style-name="T71"><text:tab/>1.<text:s/></text:span><text:span text:style-name="T72">Default<text:s/></text:span><text:span text:style-name="T73">- One/Two/Three times.<text:tab/><text:tab/><text:tab/><text:tab/><text:tab/><text:tab/><text:tab/>2.<text:s/></text:span><text:span text:style-name="T74">Lazy</text:span><text:span text:style-name="T75"><text:s/></text:span><text:span text:style-name="T76">- Zero/One time.<text:tab/><text:tab/><text:tab/><text:tab/><text:tab/><text:tab/><text:tab/><text:tab/>3.<text:s/></text:span><text:span text:style-name="T77">Suicider<text:s/></text:span><text:span text:style-name="T78">- Zero times.</text:span></text:p>
      <text:p text:style-name="P17"><draw:frame text:anchor-type="as-char" svg:width="44.71mm" svg:height="19.31mm" style:rel-width="scale" style:rel-height="scale"><draw:object-ole xlink:href="OleObj8"/><draw:image xlink:href="ObjectReplacements/OleObj8"/></draw:frame><text:span text:style-name="T79"/></text:p>
      <text:p text:style-name="P18"><text:span text:style-name="T80">3. Tests:</text:span></text:p>
      <text:p text:style-name="P18"><text:span text:style-name="T81">MinesScenarioTests.cs<text:s/></text:span><text:span text:style-name="T82">tests scenarios that might happen during work.</text:span></text:p>
      <text:p text:style-name="P18"><text:span text:style-name="T83">WorkLogicTests.cs<text:s/></text:span><text:span text:style-name="T84">tests isolated functions for their required mechanics. Two examples:</text:span></text:p>
      <text:p text:style-name="P19"><draw:frame text:anchor-type="as-char" svg:width="133.88mm" svg:height="107.69mm" style:rel-width="scale" style:rel-height="scale"><draw:object-ole xlink:href="OleObj9"/><draw:image xlink:href="ObjectReplacements/OleObj9"/></draw:frame><text:span text:style-name="T85"/></text:p>
      <text:p text:style-name="P19"><draw:frame text:anchor-type="as-char" svg:width="137.05mm" svg:height="115.89mm" style:rel-width="scale" style:rel-height="scale"><draw:object-ole xlink:href="OleObj10"/><draw:image xlink:href="ObjectReplacements/OleObj10"/></draw:frame><text:span text:style-name="T85"/></text:p>
      <text:p text:style-name="P19"><text:span text:style-name="T85"/></text:p>
      <text:p text:style-name="P19"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